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00000009300000093732BECF8A8F1FF80.png"/>
  <manifest:file-entry manifest:media-type="image/png" manifest:full-path="Pictures/10000201000005FB0000039D1E70D322FBDC17D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00669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size="32pt" style:font-size-asian="32pt" style:font-size-complex="3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color="#ffffff" fo:font-size="10pt" style:font-size-asian="10pt" style:font-size-complex="10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22cm" svg:height="16.93cm" svg:x="0cm" svg:y="0cm">
          <draw:image xlink:href="Pictures/10000201000005FB0000039D1E70D322FBDC17D3.png" xlink:type="simple" xlink:show="embed" xlink:actuate="onLoad">
            <text:p/>
          </draw:image>
        </draw:frame>
        <draw:custom-shape draw:style-name="gr2" draw:text-style-name="P3" draw:layer="layout" svg:width="14.9cm" svg:height="3.4cm" svg:x="6.6cm" svg:y="2cm">
          <text:p text:style-name="P2"><text:span text:style-name="T1">STD_LABEL_LCD</text:span></text:p>
          <text:p text:style-name="P2"><text:span text:style-name="T1">EMBD_CONSOLE</text:span></text:p>
          <draw:enhanced-geometry svg:viewBox="0 0 21600 21600" draw:type="rectangle" draw:enhanced-path="M 0 0 L 21600 0 21600 21600 0 21600 0 0 Z N"/>
        </draw:custom-shape>
        <draw:circle draw:style-name="gr3" draw:text-style-name="P5" draw:layer="layout" svg:width="4.5cm" svg:height="4.5cm" svg:x="1.7cm" svg:y="11.1cm">
          <text:p text:style-name="P4"><text:span text:style-name="T2">STD_PUSHBT_ONOFF</text:span></text:p>
          <text:p text:style-name="P4"><text:span text:style-name="T2">/etc/init.d/apache2 restart</text:span></text:p>
        </draw:circle>
        <draw:frame draw:style-name="gr4" draw:text-style-name="P6" draw:layer="layout" svg:width="2.7cm" svg:height="2.7cm" svg:x="12.6cm" svg:y="10.6cm">
          <draw:image xlink:href="Pictures/100002000000009300000093732BECF8A8F1FF80.png" xlink:type="simple" xlink:show="embed" xlink:actuate="onLoad">
            <text:p text:style-name="P1"><text:span text:style-name="T3">BP_PUSHBT_TEST</text:span></text:p>
            <text:p text:style-name="P1"><text:span text:style-name="T3">test.py</text:span></text:p>
          </draw:image>
        </draw:frame>
        <draw:custom-shape draw:style-name="gr5" draw:text-style-name="P7" draw:layer="layout" svg:width="3cm" svg:height="2.5cm" svg:x="23.9cm" svg:y="1.6cm">
          <text:p text:style-name="P7"><text:span text:style-name="T4">STD_PUSHBT_TEL</text:span></text:p>
          <text:p text:style-name="P7"><text:span text:style-name="T4">SCRIPT_test.py</text:span></text:p>
          <draw:enhanced-geometry svg:viewBox="0 0 21600 21600" draw:path-stretchpoint-x="10800" draw:path-stretchpoint-y="10800" draw:text-areas="?f3 ?f4 ?f5 ?f6" draw:type="round-rectangle" draw:modifiers="5451.728446480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8.22cm" fo:page-height="16.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05T20:40:03.000448643</meta:creation-date>
    <dc:date>2016-02-16T10:19:29</dc:date>
    <meta:editing-duration>P1DT52M40S</meta:editing-duration>
    <meta:editing-cycles>38</meta:editing-cycles>
    <meta:generator>OpenOffice/4.1.2$Unix OpenOffice.org_project/412m3$Build-9782</meta:generator>
    <dc:creator>Gwéna LE YONDRE</dc:creator>
    <meta:document-statistic meta:object-count="5"/>
  </office:meta>
</office:document-meta>
</file>